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рограммная библиотека libSBT, версия от 14 марта 2012 года</text:p>
      <text:p text:style-name="Standard"/>
      <text:p text:style-name="Standard">Код библиотеки состоит из файлов:</text:p>
      <text:list xml:id="list1292878621" text:style-name="L1">
        <text:list-item>
          <text:p text:style-name="P1">sbt.c — основные функции работы с size-balanced trees,</text:p>
        </text:list-item>
        <text:list-item>
          <text:p text:style-name="P1">sbt.h — заголовочный файл для интерфейса с другими программами,</text:p>
        </text:list-item>
        <text:list-item>
          <text:p text:style-name="P1">Makefile — скрипт для сборки под Linux (проверено на Debian, Ubuntu).</text:p>
        </text:list-item>
      </text:list>
      <text:p text:style-name="Standard"/>
      <text:p text:style-name="Standard">Основные функции библиотеки:</text:p>
      <text:list xml:id="list1363751721" text:style-name="L2">
        <text:list-item>
          <text:p text:style-name="P2">AddNode(value) — unsafe-функция,</text:p>
        </text:list-item>
        <text:list-item>
          <text:p text:style-name="P2">AddNodeUniq(value) - safe-функция добавления элемента в дерево,</text:p>
        </text:list-item>
        <text:list-item>
          <text:p text:style-name="P2">DeleteNode(value) - удаление элемента по значению (для safe-варианта).</text:p>
        </text:list-item>
        <text:list-item>
          <text:p text:style-name="P2">DeleteAll(value) — удаление всех элементов с заданным значением (для unsafe-варианта).</text:p>
        </text:list-item>
      </text:list>
      <text:p text:style-name="Standard">Внутренние функции библиотеки:</text:p>
      <text:list xml:id="list82458507" text:style-name="L3">
        <text:list-item>
          <text:p text:style-name="P3">AllocateNode — выделение памяти под ячейку (ранее использовавшуюся, либо «чистую»),</text:p>
        </text:list-item>
        <text:list-item>
          <text:p text:style-name="P3">FreeNode — освобождение ячейки памяти и перемещение в список unused.</text:p>
        </text:list-item>
      </text:list>
      <text:p text:style-name="Standard"/>
      <text:p text:style-name="Standard">Структура элемента определена типом struct TNode.</text:p>
      <text:p text:style-name="Standard"/>
      <text:p text:style-name="Standard">«Пройтись» по элементам дерева можно с помощью функций:</text:p>
      <text:list xml:id="list681565263" text:style-name="L4">
        <text:list-item>
          <text:p text:style-name="P4">int SBT_SetCallback_OnWalk(FuncOnWalk func_); <text:s/>// зарегистрировать callback-функцию</text:p>
        </text:list-item>
        <text:list-item>
          <text:p text:style-name="P4">typedef int (*FuncOnWalk)(TNodeIndex nodeIndex1, TNodeIndex nodeIndex2, const char *stringAction); <text:s/>// функции передаются значения WALK_DOWN, WALK_UP, WALK_NODE</text:p>
        </text:list-item>
      </text:list>
      <text:p text:style-name="Standard"/>
      <text:p text:style-name="Standard">Также, можно:</text:p>
      <text:list xml:id="list1343035651" text:style-name="L5">
        <text:list-item>
          <text:p text:style-name="P5">распечатать содержимое дерева, void SBT_PrintAllNodes();</text:p>
        </text:list-item>
        <text:list-item>
          <text:p text:style-name="P5">вывести дамп памяти, void SBT_DumpAllNodes();</text:p>
        </text:list-item>
        <text:list-item>
          <text:p text:style-name="P5">проверить построенное дерево на корректность, void SBT_CheckAllNodes();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cify </meta:initial-creator>
    <meta:creation-date>2012-03-14T15:11:49</meta:creation-date>
    <dc:date>2012-03-14T20:09:50</dc:date>
    <dc:creator>pacify </dc:creator>
    <meta:editing-duration>PT4H58M2S</meta:editing-duration>
    <meta:editing-cycles>8</meta:editing-cycles>
    <meta:generator>LibreOffice/3.4$Unix LibreOffice_project/340m1$Build-402</meta:generator>
    <meta:document-statistic meta:table-count="0" meta:image-count="0" meta:object-count="0" meta:page-count="1" meta:paragraph-count="21" meta:word-count="165" meta:character-count="1284" meta:non-whitespace-character-count="1152"/>
  </office:meta>
</office:document-meta>
</file>